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.844cm" style:use-optimal-column-width="false"/>
    </style:style>
    <style:style style:name="co2" style:family="table-column">
      <style:table-column-properties style:column-width="40.975cm" style:use-optimal-column-width="false"/>
    </style:style>
    <style:style style:name="co3" style:family="table-column">
      <style:table-column-properties style:column-width="74.11cm" style:use-optimal-column-width="false"/>
    </style:style>
    <style:style style:name="co4" style:family="table-column">
      <style:table-column-properties style:column-width="4.126cm" style:use-optimal-column-width="false"/>
    </style:style>
    <style:style style:name="co5" style:family="table-column">
      <style:table-column-properties style:column-width="136.655cm" style:use-optimal-column-width="false"/>
    </style:style>
    <style:style style:name="co6" style:family="table-column">
      <style:table-column-properties style:column-width="93.32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fo:border-left="0.43pt solid #000000" fo:border-right="0.43pt solid #000000" fo:border-top="0.43pt solid #000000" fo:border-bottom="none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text-align="end" fo:border="0.43pt solid #000000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" fo:font-size="200pt" fo:font-weight="bold" style:font-name-asian="Liberation Sans" style:font-size-asian="200pt" style:font-weight-asian="bold" style:font-name-complex="Liberation Sans" style:font-size-complex="200pt" style:font-weight-complex="bold"/>
    </style:style>
    <style:style style:name="ce4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ce5" style:family="table-cell">
      <loext:graphic-properties draw:textarea-vertical-align="middle"/>
      <style:paragraph-properties fo:border="0.43pt solid #000000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6" style:family="table-cell">
      <loext:graphic-properties draw:textarea-vertical-align="middle" style:writing-mode="rl-tb"/>
      <style:paragraph-properties fo:text-align="justify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center" fo:border-left="none" fo:border-right="0.43pt solid #000000" fo:border-top="0.43pt solid #000000" fo:border-bottom="0.43pt solid #000000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fo:border="0.43pt solid #000000" style:writing-mode="rl-tb"/>
      <style:text-properties style:font-name="Alvi Nastaleeq" fo:font-size="200pt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ce10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ce11" style:family="table-cell">
      <loext:graphic-properties draw:textarea-vertical-align="middle" style:writing-mode="rl-tb"/>
      <style:paragraph-properties fo:text-align="justify" fo:border-left="none" fo:border-right="none" fo:border-top="none" fo:border-bottom="0.43pt solid #000000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12" style:family="table-cell">
      <loext:graphic-properties draw:textarea-vertical-align="middle" style:writing-mode="rl-tb"/>
      <style:paragraph-properties fo:text-align="justify" fo:border-left="none" fo:border-right="0.43pt solid #000000" fo:border-top="0.43pt solid #000000" fo:border-bottom="0.43pt solid #000000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13" style:family="table-cell">
      <loext:graphic-properties draw:textarea-vertical-align="middle" style:writing-mode="rl-tb"/>
      <style:paragraph-properties fo:text-align="justify" fo:border="0.43pt solid #000000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14" style:family="table-cell">
      <loext:graphic-properties draw:textarea-vertical-align="middle"/>
      <style:paragraph-properties fo:text-align="end" fo:border="0.43pt solid #000000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ce15" style:family="table-cell">
      <loext:graphic-properties draw:textarea-vertical-align="middle"/>
      <style:paragraph-properties fo:border="0.43pt solid #000000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ce16" style:family="table-cell">
      <loext:graphic-properties draw:textarea-vertical-align="middle" style:writing-mode="rl-tb"/>
      <style:paragraph-properties fo:text-align="justify" fo:border="none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17" style:family="table-cell">
      <loext:graphic-properties draw:textarea-vertical-align="middle" style:writing-mode="rl-tb"/>
      <style:paragraph-properties fo:text-align="justify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P4" style:family="paragraph">
      <style:paragraph-properties fo:text-align="center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5" style:family="paragraph">
      <style:paragraph-properties fo:text-align="center"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style:style style:name="P6" style:family="paragraph">
      <style:paragraph-properties fo:text-align="justify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7" style:family="paragraph">
      <style:paragraph-properties fo:text-align="end" style:text-autospace="none"/>
      <style:text-properties style:font-name="Liberation Sans" fo:font-size="200pt" style:font-name-asian="Liberation Sans" style:font-size-asian="200pt" style:font-name-complex="Liberation Sans" style:font-size-complex="200pt"/>
    </style:style>
    <style:style style:name="P8" style:family="paragraph">
      <style:paragraph-properties style:text-autospace="none"/>
      <style:text-properties style:font-name="Tahoma" fo:font-size="180pt" fo:font-weight="normal" style:font-name-asian="Liberation Sans" style:font-size-asian="180pt" style:font-weight-asian="normal" style:font-name-complex="Liberation Sans" style:font-size-complex="1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1.03cm" svg:height="266.4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1">کربلا کربلا کربلا</text:p>
              </table:table-cell>
              <table:covered-table-cell/>
              <table:covered-table-cell/>
              <table:table-cell table:style-name="ce3"/>
              <table:table-cell table:style-name="ce4" table:number-columns-spanned="2">
                <text:p text:style-name="P2">Karbala Karbala Karbala</text:p>
              </table:table-cell>
              <table:covered-table-cell table:style-name="ce5"/>
            </table:table-row>
            <table:table-row table:style-name="ro2">
              <table:table-cell table:style-name="ce6">
                <text:p text:style-name="P3">وا حسینا<text:line-break/>وا حسینا<text:line-break/></text:p>
              </table:table-cell>
              <table:table-cell table:style-name="ce7" table:number-columns-spanned="2">
                <text:p text:style-name="P4">میں ہو گئی بے ردا<text:line-break/>میرا کوئی نہ رہا<text:line-break/>اب کس کو دوں میں صدا</text:p>
              </table:table-cell>
              <table:covered-table-cell table:style-name="ce8"/>
              <table:table-cell table:style-name="ce9"/>
              <table:table-cell table:style-name="ce10" table:number-columns-spanned="2">
                <text:p text:style-name="P5">Main ho gayi be rida wa Husaina<text:line-break/>Mera koi na raha wa Husaina<text:line-break/>Ab kis ko dun main sada</text:p>
              </table:table-cell>
              <table:covered-table-cell table:style-name="ce5"/>
            </table:table-row>
            <table:table-row table:style-name="ro2" table:default-cell-style-name="ce15">
              <table:table-cell table:style-name="ce11">
                <text:p text:style-name="P6">وا حسینا<text:line-break/>وا حسینا<text:line-break/></text:p>
              </table:table-cell>
              <table:table-cell table:style-name="ce12">
                <text:p text:style-name="P6">میرا بھیا نہ رہا<text:line-break/>میرا کوئی نہ رہا<text:line-break/>اب کس کو دوں میں صدا</text:p>
              </table:table-cell>
              <table:table-cell table:style-name="ce13">
                <text:p text:style-name="P6">کربوبلا کے بن میں اکبر نے برچھی کھائی<text:line-break/>صغریٰ وطن میں روتی دیتی رہی دوہائی</text:p>
              </table:table-cell>
              <table:table-cell table:style-name="ce14">
                <text:p text:style-name="P7">1</text:p>
              </table:table-cell>
              <table:table-cell>
                <text:p text:style-name="P8">Karbobala ke ban mein Akbar ne barchhi khai<text:line-break/>Sughra watan mein roti deti rahi duhai</text:p>
              </table:table-cell>
              <table:table-cell>
                <text:p text:style-name="P8">Mera bhayya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1">
                <text:p text:style-name="P6">وا حسینا<text:line-break/>وا حسینا<text:line-break/></text:p>
              </table:table-cell>
              <table:table-cell table:style-name="ce12">
                <text:p text:style-name="P6">میرا قاسم نہ رہا<text:line-break/>میرا کوئی نہ رہا<text:line-break/>اب کس کو دوں میں صدا</text:p>
              </table:table-cell>
              <table:table-cell table:style-name="ce13">
                <text:p text:style-name="P6">قاسم کی لاش تھی کے فروا کے دل کے ٹکڑے<text:line-break/>اک گٹھڑی میں لپیٹے خیمے میں شاہ لائے</text:p>
              </table:table-cell>
              <table:table-cell table:style-name="ce14">
                <text:p text:style-name="P7">2</text:p>
              </table:table-cell>
              <table:table-cell>
                <text:p text:style-name="P8">Qasim ki lash thi ke Furwa ke dil ke tukre<text:line-break/>Ek gathri mein lapete kheme mein Shah lae</text:p>
              </table:table-cell>
              <table:table-cell>
                <text:p text:style-name="P8">Mera Qasim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6">
                <text:p text:style-name="P6">وا حسینا<text:line-break/>وا حسینا<text:line-break/></text:p>
              </table:table-cell>
              <table:table-cell table:style-name="ce12">
                <text:p text:style-name="P6">میرا اصغر نہ رہا<text:line-break/>میرا کوئی نہ رہا<text:line-break/>اب کس کو دوں میں صدا</text:p>
              </table:table-cell>
              <table:table-cell table:style-name="ce13">
                <text:p text:style-name="P6">اصغر جو تیر کھا کے مقتل میں سو گیا ہے<text:line-break/>اُس سے کلیجہ ماں کا بھی چھلنی ہو گیا ہے</text:p>
              </table:table-cell>
              <table:table-cell table:style-name="ce14">
                <text:p text:style-name="P7">3</text:p>
              </table:table-cell>
              <table:table-cell>
                <text:p text:style-name="P8">Asghar jo teer kha ke maqtal mein so gaya hai<text:line-break/>Us se kaleja maa.n ka bhi chhalni ho gaya hai</text:p>
              </table:table-cell>
              <table:table-cell>
                <text:p text:style-name="P8">Mera Asghar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7">
                <text:p text:style-name="P6">وا حسینا<text:line-break/>وا حسینا<text:line-break/></text:p>
              </table:table-cell>
              <table:table-cell table:style-name="ce12">
                <text:p text:style-name="P6">میرا اصغر نہ رہا<text:line-break/>میرا کوئی نہ رہا<text:line-break/>اب کس کو دوں میں صدا</text:p>
              </table:table-cell>
              <table:table-cell table:style-name="ce13">
                <text:p text:style-name="P6">نیزے پے لاش اصغر کی جھولنے لگی ہے<text:line-break/>خیمے میں دل کو تھامے ماں بین کر رہی ہے</text:p>
              </table:table-cell>
              <table:table-cell table:style-name="ce14">
                <text:p text:style-name="P7">4</text:p>
              </table:table-cell>
              <table:table-cell>
                <text:p text:style-name="P8">Neze pe lash Asghar ki jhoolne lagi hai<text:line-break/>Kheme mein dil ko thame maan bain kar rahi hai</text:p>
              </table:table-cell>
              <table:table-cell>
                <text:p text:style-name="P8">Mera Asghar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6">
                <text:p text:style-name="P6">وا حسینا<text:line-break/>وا حسینا<text:line-break/></text:p>
              </table:table-cell>
              <table:table-cell table:style-name="ce12">
                <text:p text:style-name="P6">میرا چاچا نہ رہا<text:line-break/>میرا کوئی نہ رہا<text:line-break/>اب کس کو دوں میں صدا</text:p>
              </table:table-cell>
              <table:table-cell table:style-name="ce13">
                <text:p text:style-name="P6">رخسار بھی ہیں زخمی کانوں سے خون جاری <text:line-break/>غازی کی لاڈلی یہ روتے ہوئے پکاری</text:p>
              </table:table-cell>
              <table:table-cell table:style-name="ce14">
                <text:p text:style-name="P7">5</text:p>
              </table:table-cell>
              <table:table-cell>
                <text:p text:style-name="P8">Rukhsar bhi hain zakhmi kano se khoon jari<text:line-break/>Ghazi ki ladlī ye rote hue pukari</text:p>
              </table:table-cell>
              <table:table-cell>
                <text:p text:style-name="P8">Mera chacha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7">
                <text:p text:style-name="P6">وا حسینا<text:line-break/>وا حسینا<text:line-break/></text:p>
              </table:table-cell>
              <table:table-cell table:style-name="ce12">
                <text:p text:style-name="P6">میرا بابا نہ رہا<text:line-break/>میرا کوئی نہ رہا<text:line-break/>اب کس کو دوں میں صدا</text:p>
              </table:table-cell>
              <table:table-cell table:style-name="ce13">
                <text:p text:style-name="P6">پشتِ گلو سے گردن مولا کی کٹ گئی ہے<text:line-break/>بالی سکینہ روتی فریاد کر رہی ہے</text:p>
              </table:table-cell>
              <table:table-cell table:style-name="ce14">
                <text:p text:style-name="P7">6</text:p>
              </table:table-cell>
              <table:table-cell>
                <text:p text:style-name="P8">Pusht-e gulu se gardan maula ki kat gayi hai<text:line-break/>Bali Sughra roti faryad kar rahi hai</text:p>
              </table:table-cell>
              <table:table-cell>
                <text:p text:style-name="P8">Mera baba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6">
                <text:p text:style-name="P6">وا حسینا<text:line-break/>وا حسینا<text:line-break/></text:p>
              </table:table-cell>
              <table:table-cell table:style-name="ce12">
                <text:p text:style-name="P6">میرا بھیا نہ رہا<text:line-break/>میرا کوئی نہ رہا<text:line-break/>اب کس کو دوں میں صدا</text:p>
              </table:table-cell>
              <table:table-cell table:style-name="ce13">
                <text:p text:style-name="P6">لاشِ حسین رن میں پامال ہو رہی ہے<text:line-break/>زینب دوہائی دے کر سجدے میں گر گئی ہے</text:p>
              </table:table-cell>
              <table:table-cell table:style-name="ce14">
                <text:p text:style-name="P7">7</text:p>
              </table:table-cell>
              <table:table-cell>
                <text:p text:style-name="P8">Lash-e Husain ran mein pamal ho rahi hai<text:line-break/>Zainab duhai de kar sajde mein gir gayi hai</text:p>
              </table:table-cell>
              <table:table-cell>
                <text:p text:style-name="P8">Mera bhayya na raha wa Husaina<text:line-break/>Mera koi na raha wa Husaina<text:line-break/>Ab kis ko dun main sada</text:p>
              </table:table-cell>
            </table:table-row>
            <table:table-row table:style-name="ro2" table:default-cell-style-name="ce15">
              <table:table-cell table:style-name="ce17">
                <text:p text:style-name="P6">وا حسینا<text:line-break/>وا حسینا<text:line-break/></text:p>
              </table:table-cell>
              <table:table-cell table:style-name="ce12">
                <text:p text:style-name="P6">میں ہو گئی بے ردا<text:line-break/>میرا کوئی نہ رہا<text:line-break/>اب کس کو دوں میں صدا</text:p>
              </table:table-cell>
              <table:table-cell table:style-name="ce13">
                <text:p text:style-name="P6">صفدؔر جو کربلا میں شامِ غریباں آئی<text:line-break/>سن سن کے یہ صدائیں روتی رہی خدائی</text:p>
              </table:table-cell>
              <table:table-cell table:style-name="ce14">
                <text:p text:style-name="P7">8</text:p>
              </table:table-cell>
              <table:table-cell>
                <text:p text:style-name="P8">Safdar jo Karbala mein sham-e ghariban ayi<text:line-break/>Sun sun ke ye sadaein roti rahi khudayi</text:p>
              </table:table-cell>
              <table:table-cell>
                <text:p text:style-name="P8">Main ho gayi be rida wa Husaina<text:line-break/>Mera koi na raha wa Husaina<text:line-break/>Ab kis ko dun main sada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1.03cm" fo:page-height="266.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4T12:02:01.124238800</dc:date>
    <meta:editing-duration>PT42M55S</meta:editing-duration>
    <meta:editing-cycles>11</meta:editing-cycles>
    <meta:generator>LibreOffice/25.2.4.3$Windows_X86_64 LibreOffice_project/33e196637044ead23f5c3226cde09b47731f7e27</meta:generator>
    <meta:document-statistic meta:object-count="1"/>
  </office:meta>
</office:document-meta>
</file>